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076f1" officeooo:paragraph-rsid="001076f1"/>
    </style:style>
    <style:style style:name="P2" style:family="paragraph" style:parent-style-name="Standard">
      <style:paragraph-properties fo:line-height="100%"/>
      <style:text-properties officeooo:rsid="001076f1" officeooo:paragraph-rsid="00113951"/>
    </style:style>
    <style:style style:name="P3" style:family="paragraph" style:parent-style-name="Standard">
      <style:paragraph-properties fo:line-height="100%" fo:text-align="center" style:justify-single-word="false"/>
      <style:text-properties officeooo:rsid="001076f1" officeooo:paragraph-rsid="001076f1"/>
    </style:style>
    <style:style style:name="P4" style:family="paragraph" style:parent-style-name="Standard">
      <style:paragraph-properties fo:line-height="100%"/>
      <style:text-properties officeooo:rsid="001076f1" officeooo:paragraph-rsid="0013122d"/>
    </style:style>
    <style:style style:name="P5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076f1" officeooo:paragraph-rsid="001076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076f1" officeooo:paragraph-rsid="001312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3d5bb" officeooo:paragraph-rsid="0013d5bb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paragraph-properties fo:line-height="100%"/>
      <style:text-properties officeooo:paragraph-rsid="0013122d"/>
    </style:style>
    <style:style style:name="P9" style:family="paragraph" style:parent-style-name="Standard">
      <style:paragraph-properties fo:line-height="100%"/>
      <style:text-properties officeooo:paragraph-rsid="0013122d"/>
    </style:style>
    <style:style style:name="P10" style:family="paragraph" style:parent-style-name="Standard">
      <style:paragraph-properties fo:line-height="100%"/>
      <style:text-properties officeooo:paragraph-rsid="00146790"/>
    </style:style>
    <style:style style:name="P11" style:family="paragraph" style:parent-style-name="Standard">
      <style:paragraph-properties fo:line-height="100%" fo:text-align="center" style:justify-single-word="false"/>
      <style:text-properties fo:font-size="32pt" fo:font-weight="bold" officeooo:rsid="001076f1" officeooo:paragraph-rsid="001076f1" style:font-size-asian="32pt" style:font-weight-asian="bold" style:font-size-complex="32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16pt" officeooo:rsid="001076f1" officeooo:paragraph-rsid="001076f1" style:font-size-asian="16pt" style:font-size-complex="16pt"/>
    </style:style>
    <style:style style:name="P13" style:family="paragraph" style:parent-style-name="Standard" style:list-style-name="L6">
      <style:paragraph-properties fo:line-height="100%"/>
      <style:text-properties fo:font-size="12pt" style:text-underline-style="none" fo:font-weight="normal" officeooo:rsid="00141f9a" officeooo:paragraph-rsid="00141f9a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line-height="100%"/>
      <style:text-properties officeooo:rsid="00141f9a" officeooo:paragraph-rsid="00141f9a"/>
    </style:style>
    <style:style style:name="P15" style:family="paragraph" style:parent-style-name="Standard" style:list-style-name="L2">
      <style:paragraph-properties fo:line-height="100%"/>
      <style:text-properties officeooo:rsid="0016000e" officeooo:paragraph-rsid="0016000e"/>
    </style:style>
    <style:style style:name="P16" style:family="paragraph" style:parent-style-name="Standard" style:list-style-name="L3">
      <style:paragraph-properties fo:margin-top="0in" fo:margin-bottom="0in" loext:contextual-spacing="false" fo:line-height="100%"/>
      <style:text-properties officeooo:rsid="001076f1" officeooo:paragraph-rsid="001076f1"/>
    </style:style>
    <style:style style:name="P17" style:family="paragraph" style:parent-style-name="Standard" style:list-style-name="L3">
      <style:paragraph-properties fo:margin-top="0in" fo:margin-bottom="0in" loext:contextual-spacing="false" fo:line-height="100%"/>
      <style:text-properties officeooo:paragraph-rsid="001076f1"/>
    </style:style>
    <style:style style:name="P18" style:family="paragraph" style:parent-style-name="Standard">
      <style:paragraph-properties fo:margin-left="0.4925in" fo:margin-right="0in" fo:line-height="100%" fo:text-indent="0in" style:auto-text-indent="false"/>
      <style:text-properties fo:font-style="italic" fo:font-weight="bold" officeooo:rsid="001076f1" officeooo:paragraph-rsid="001076f1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.4925in" fo:margin-right="0in" fo:line-height="100%" fo:text-indent="0in" style:auto-text-indent="false"/>
      <style:text-properties officeooo:rsid="001076f1" officeooo:paragraph-rsid="001076f1"/>
    </style:style>
    <style:style style:name="P20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officeooo:rsid="001076f1" officeooo:paragraph-rsid="001076f1"/>
    </style:style>
    <style:style style:name="P21" style:family="paragraph" style:parent-style-name="Standard">
      <style:paragraph-properties fo:margin-left="0.4925in" fo:margin-right="0in" fo:line-height="100%" fo:text-indent="0in" style:auto-text-indent="false"/>
      <style:text-properties officeooo:paragraph-rsid="001076f1"/>
    </style:style>
    <style:style style:name="P22" style:family="paragraph" style:parent-style-name="Standard">
      <style:paragraph-properties fo:margin-left="0.4925in" fo:margin-right="0in" fo:line-height="100%" fo:text-indent="0in" style:auto-text-indent="false"/>
      <style:text-properties officeooo:paragraph-rsid="0013122d"/>
    </style:style>
    <style:style style:name="P23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officeooo:rsid="00113951" officeooo:paragraph-rsid="0013122d"/>
    </style:style>
    <style:style style:name="P24" style:family="paragraph" style:parent-style-name="Standard">
      <style:paragraph-properties fo:margin-left="0.4925in" fo:margin-right="0in" fo:line-height="100%" fo:text-indent="0in" style:auto-text-indent="false"/>
      <style:text-properties officeooo:rsid="0013122d" officeooo:paragraph-rsid="0013122d"/>
    </style:style>
    <style:style style:name="P25" style:family="paragraph" style:parent-style-name="Standard">
      <style:paragraph-properties fo:margin-left="0.4925in" fo:margin-right="0in" fo:line-height="100%" fo:text-indent="0in" style:auto-text-indent="false"/>
      <style:text-properties fo:font-size="12pt" style:text-underline-style="none" fo:font-weight="normal" officeooo:rsid="0013122d" officeooo:paragraph-rsid="0013122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officeooo:rsid="001076f1" officeooo:paragraph-rsid="001076f1"/>
    </style:style>
    <style:style style:name="P27" style:family="paragraph" style:parent-style-name="Standard">
      <style:paragraph-properties fo:margin-left="0.9846in" fo:margin-right="0in" fo:line-height="100%" fo:text-indent="0in" style:auto-text-indent="false"/>
      <style:text-properties officeooo:rsid="001076f1" officeooo:paragraph-rsid="001076f1"/>
    </style:style>
    <style:style style:name="T1" style:family="text">
      <style:text-properties officeooo:rsid="001076f1"/>
    </style:style>
    <style:style style:name="T2" style:family="text">
      <style:text-properties officeooo:rsid="00110336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13951" style:font-size-asian="14pt" style:font-weight-asian="bold" style:font-size-complex="14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officeooo:rsid="0013d5bb"/>
    </style:style>
    <style:style style:name="T9" style:family="text">
      <style:text-properties officeooo:rsid="00146790"/>
    </style:style>
    <style:style style:name="T10" style:family="text">
      <style:text-properties officeooo:rsid="00160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tthew Comee</text:p>
      <text:p text:style-name="P12">Full Stack Web Developer</text:p>
      <text:p text:style-name="P12"/>
      <text:p text:style-name="P2">Palmdale, CA 93550 <text:s text:c="93"/><text:a xlink:type="simple" xlink:href="mailto:mcomee87@gmail.com" text:style-name="Internet_20_link" text:visited-style-name="Visited_20_Internet_20_Link">mcomee87@gmail.com</text:a></text:p>
      <text:p text:style-name="P10"><text:span text:style-name="T1">(661) 317-7042 <text:s text:c="102"/></text:span><text:a xlink:type="simple" xlink:href="http://inspiredwebdesign.net/" text:style-name="Internet_20_link" text:visited-style-name="Visited_20_Internet_20_Link"><text:span text:style-name="T1">InspiredWebDesign.net</text:span></text:a></text:p>
      <text:p text:style-name="P10"><text:span text:style-name="T1"><text:s text:c="128"/></text:span><text:a xlink:type="simple" xlink:href="http://github.com/MComee87" text:style-name="Internet_20_link" text:visited-style-name="Visited_20_Internet_20_Link"><text:span text:style-name="T1">github.com/MComee87</text:span></text:a></text:p>
      <text:p text:style-name="P1"/>
      <text:p text:style-name="P7">Objective Statement</text:p>
      <text:p text:style-name="P20">Experienced Full Stack Web Developer committed to maintaining cutting</text:p>
      <text:p text:style-name="P20">edge technical skills and up-to-date industry knowledge.</text:p>
      <text:p text:style-name="P3"/>
      <text:p text:style-name="P4"><text:span text:style-name="T4">Technical </text:span><text:span text:style-name="T3">Skills</text:span></text:p>
      <text:p text:style-name="P23">Languages: Python, SQL, HTML<text:span text:style-name="T5"> </text:span><text:span text:style-name="T6">5, CSS 3, <text:s/>JavaScript.</text:span><text:span text:style-name="T1"> <text:s text:c="42"/></text:span></text:p>
      <text:p text:style-name="P24">Frameworks/Libraries: jQuery, Bootstrap, Knockout.js (MVVM), Jinja2, Flask, <text:span text:style-name="T10">SqlAlchemy.</text:span></text:p>
      <text:p text:style-name="P25">Other: Git/GitHub.</text:p>
      <text:p text:style-name="P25"/>
      <text:p text:style-name="P6">Project <text:span text:style-name="T8">Experience</text:span></text:p>
      <text:p text:style-name="P22"><text:a xlink:type="simple" xlink:href="https://the-full-stack-163622.appspot.com/" text:style-name="Internet_20_link" text:visited-style-name="Visited_20_Internet_20_Link"><text:span text:style-name="T9">The Full Stack</text:span></text:a></text:p>
      <text:list xml:id="list2117845768964142194" text:style-name="L2">
        <text:list-item>
          <text:p text:style-name="P8"><text:s text:c="2"/><text:span text:style-name="T9">A Blog style Web App written for Full Stack Web Developers</text:span></text:p>
        </text:list-item>
        <text:list-item>
          <text:p text:style-name="P14"><text:s text:c="2"/><text:span text:style-name="T10">Created using the HTML 5, CSS 3 and Python languages.</text:span></text:p>
        </text:list-item>
        <text:list-item>
          <text:p text:style-name="P15"><text:s text:c="2"/>Web App is hosted by Google’s App Engine and utilizes the Jinja2 library for HTML templating.</text:p>
        </text:list-item>
      </text:list>
      <text:p text:style-name="P9"/>
      <text:p text:style-name="P25"><text:a xlink:type="simple" xlink:href="http://JWPardeeld.com/" text:style-name="Internet_20_link" text:visited-style-name="Visited_20_Internet_20_Link"><text:span text:style-name="T2">J.W.Pardee LD</text:span></text:a></text:p>
      <text:list xml:id="list5856784659589108019" text:style-name="L6">
        <text:list-item>
          <text:p text:style-name="P13"><text:s text:c="2"/>A Portfolio website written for an A/V Programmer.</text:p>
        </text:list-item>
        <text:list-item>
          <text:p text:style-name="P13"><text:s text:c="2"/>Created using HTML 5 and CSS 3, featuring a sliding menu implemented with jQuery.</text:p>
        </text:list-item>
      </text:list>
      <text:p text:style-name="P25"/>
      <text:p text:style-name="P5"><text:span text:style-name="T8">Work </text:span>Experience</text:p>
      <text:p text:style-name="P18">Full Stack Web Developer</text:p>
      <text:p text:style-name="P18">Inspired Web Design</text:p>
      <text:p text:style-name="P26"><text:span text:style-name="T7">April 2016 - Current</text:span></text:p>
      <text:list xml:id="list5783341334804727752" text:style-name="L3">
        <text:list-item>
          <text:p text:style-name="P17"><text:span text:style-name="T1"><text:s text:c="2"/>Design, build or maintain web sites, using authoring or scripting languages, content creation tools, management tools, and digital media.</text:span></text:p>
        </text:list-item>
        <text:list-item>
          <text:p text:style-name="P16"><text:s text:c="2"/>Evaluate code to ensure that it is valid, is properly structured, meet industry</text:p>
          <text:p text:style-name="P16">standards and is compatible with browsers, devices, or operating systems.</text:p>
        </text:list-item>
        <text:list-item>
          <text:p text:style-name="P16"><text:s text:c="2"/>Develop databases that support web applications and websites.</text:p>
        </text:list-item>
        <text:list-item>
          <text:p text:style-name="P16"><text:s text:c="2"/>Install and configure hypertext transfer protocol (HTTP) servers and Associated</text:p>
          <text:p text:style-name="P16">operating systems.</text:p>
        </text:list-item>
      </text:list>
      <text:p text:style-name="P27"/>
      <text:p text:style-name="P1"/>
      <text:p text:style-name="P5">Education</text:p>
      <text:p text:style-name="P19">Nanodegree - Full Stack Web Development</text:p>
      <text:p text:style-name="P19">Udacity</text:p>
      <text:p text:style-name="P21"><text:span text:style-name="T1">September 2016 – Curr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6:53:26.134057359</meta:creation-date>
    <dc:date>2017-04-14T18:13:56.903226917</dc:date>
    <meta:editing-duration>PT24M1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215" meta:character-count="1824" meta:non-whitespace-character-count="1268"/>
  </office:meta>
</office:document-meta>
</file>